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274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f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0.06pt solid #000000" fo:background-color="#ffd320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29" style:family="table-cell" style:parent-style-name="Default">
      <style:table-cell-properties fo:background-color="#ffd320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5"/>
        <table:table-column table:style-name="co4" table:default-cell-style-name="ce20"/>
        <table:table-column table:style-name="co5" table:default-cell-style-name="ce25"/>
        <table:table-column table:style-name="co6" table:default-cell-style-name="ce28"/>
        <table:table-row table:style-name="ro1">
          <table:table-cell table:style-name="ce1" office:value-type="string" calcext:value-type="string">
            <text:p>Assignment: Project 4: Zombie Survival</text:p>
          </table:table-cell>
          <table:table-cell table:style-name="ce1" table:number-columns-repeated="3"/>
          <table:table-cell table:style-name="ce22" office:value-type="string" calcext:value-type="string" table:number-columns-spanned="2" table:number-rows-spanned="1">
            <text:p>Grading breakdown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Student name:</text:p>
          </table:table-cell>
          <table:table-cell table:style-name="ce1" table:number-columns-repeated="3"/>
          <table:table-cell table:style-name="ce23"/>
          <table:table-cell table:style-name="ce23" office:value-type="string" calcext:value-type="string">
            <text:p>Spring 201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Grade key (each item out of 5 points)</text:p>
          </table:table-cell>
          <table:covered-table-cell table:number-columns-repeated="2" table:style-name="ce8"/>
          <table:table-cell table:style-name="ce18"/>
          <table:table-cell table:style-name="ce8"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Nothing attempted</text:p>
          </table:table-cell>
          <table:table-cell table:style-name="ce13" table:formula="of:=[.A5]/5" office:value-type="percentage" office:value="0" calcext:value-type="percentage">
            <text:p>0.00%</text:p>
          </table:table-cell>
          <table:table-cell table:style-name="ce19"/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omething attempted, but wrong</text:p>
          </table:table-cell>
          <table:table-cell table:style-name="ce13" table:formula="of:=[.A6]/5" office:value-type="percentage" office:value="0.2" calcext:value-type="percentage">
            <text:p>2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ncorrect, with a few good items</text:p>
          </table:table-cell>
          <table:table-cell table:style-name="ce13" table:formula="of:=[.A7]/5" office:value-type="percentage" office:value="0.4" calcext:value-type="percentage">
            <text:p>4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Almost correct, a few errors</text:p>
          </table:table-cell>
          <table:table-cell table:style-name="ce13" table:formula="of:=[.A8]/5" office:value-type="percentage" office:value="0.6" calcext:value-type="percentage">
            <text:p>6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ostly correct, 1 or 2 small errors</text:p>
          </table:table-cell>
          <table:table-cell table:style-name="ce13" table:formula="of:=[.A9]/5" office:value-type="percentage" office:value="0.8" calcext:value-type="percentage">
            <text:p>8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Completely perfect</text:p>
          </table:table-cell>
          <table:table-cell table:style-name="ce13" table:formula="of:=[.A10]/5" office:value-type="percentage" office:value="1" calcext:value-type="percentage">
            <text:p>100.00%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Breakdown</text:p>
          </table:table-cell>
          <table:table-cell table:style-name="ce4"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Item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Item weight %</text:p>
          </table:table-cell>
          <table:table-cell table:style-name="ce24" office:value-type="string" calcext:value-type="string">
            <text:p>Result</text:p>
          </table:table-cell>
          <table:table-cell table:style-name="ce10"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Basics</text:p>
          </table:table-cell>
          <table:table-cell office:value-type="string" calcext:value-type="string">
            <text:p>No syntax errors (it builds)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15]/5*[.D1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logic errors (works as specified)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16]/5*[.D1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run-time errors (doesn’t crash)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17]/5*[.D17]" office:value-type="percentage" office:value="0" calcext:value-type="percentage">
            <text:p>0.00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an code - consistent indentation, good variable/function/class names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18]/5*[.D1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memory errors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9]/5*[.D19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" office:value-type="string" calcext:value-type="string">
            <text:p>Project</text:p>
          </table:table-cell>
          <table:table-cell office:value-type="string" calcext:value-type="string">
            <text:p>Base – Constructor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0]/5*[.D2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" office:value-type="string" calcext:value-type="string">
            <text:p>specific</text:p>
          </table:table-cell>
          <table:table-cell office:value-type="string" calcext:value-type="string">
            <text:p>Base – GetAmmo, GetFood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1]/5*[.D2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 – TakeFood 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22]/5*[.D22]" office:value-type="percentage" office:value="0" calcext:value-type="percentage">
            <text:p>0.00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e – SetAmmo, AddAmmo, AddFood, SubtractAmmo, SubtractFood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3]/5*[.D2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tion – Setup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4]/5*[.D24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tion – GetName, GetAmmo, GetFood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5]/5*[.D2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 – Setup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6]/5*[.D2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 – Update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27]/5*[.D2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 – DisplayStats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8]/5*[.D2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 – IsDead, GetName, GetHunger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29]/5*[.D29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 – Hurt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30]/5*[.D3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 – Eat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31]/5*[.D3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Constructor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32]/5*[.D3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Destructor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33]/5*[.D3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Setup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34]/5*[.D34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Cleanup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35]/5*[.D3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Main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36]/5*[.D3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DisplayWeeklyStats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37]/5*[.D3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UpdateTeam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38]/5*[.D3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ScavengePhase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39]/5*[.D39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ZombiePhase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40]/5*[.D4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IsEveryoneDead</text:p>
          </table:table-cell>
          <table:table-cell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C41]/5*[.D4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DisplaySummary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42]/5*[.D4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RoundPause</text:p>
          </table:table-cell>
          <table:table-cell office:value-type="float" office:value="0" calcext:value-type="float">
            <text:p>0</text:p>
          </table:table-cell>
          <table:table-cell office:value-type="percentage" office:value="0.01" calcext:value-type="percentage">
            <text:p>1.00%</text:p>
          </table:table-cell>
          <table:table-cell table:formula="of:=[.C43]/5*[.D4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LoadLocations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44]/5*[.D44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LoadPeople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45]/5*[.D4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– SetupDynamicArrays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46]/5*[.D4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/>
          <table:table-cell table:style-name="ce16" table:number-columns-repeated="2"/>
          <table:table-cell table:style-name="ce26"/>
          <table:table-cell table:style-name="ce6"/>
        </table:table-row>
        <table:table-row table:style-name="ro1">
          <table:table-cell table:style-name="ce7" office:value-type="string" calcext:value-type="string">
            <text:p>Totals</text:p>
          </table:table-cell>
          <table:table-cell table:style-name="ce12"/>
          <table:table-cell table:style-name="ce17"/>
          <table:table-cell table:style-name="ce21" table:formula="of:=SUM([.D15:.D48])" office:value-type="percentage" office:value="1" calcext:value-type="percentage">
            <text:p>100.00%</text:p>
          </table:table-cell>
          <table:table-cell table:style-name="ce27" table:formula="of:=SUM([.E15:.E48])" office:value-type="percentage" office:value="0" calcext:value-type="percentage" table:number-columns-spanned="2" table:number-rows-spanned="1">
            <text:p>0.00%</text:p>
          </table:table-cell>
          <table:covered-table-cell table:style-name="ce29"/>
        </table:table-row>
        <table:table-row table:style-name="ro1">
          <table:table-cell table:style-name="Default" table:number-columns-repeated="2"/>
          <table:table-cell table:style-name="ce3" table:number-columns-repeated="3"/>
          <table:table-cell table:style-name="Default"/>
        </table:table-row>
        <table:table-row table:style-name="ro1">
          <table:table-cell table:style-name="ce4" office:value-type="string" calcext:value-type="string">
            <text:p>Additional notes</text:p>
          </table:table-cell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7:50:14.552513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04-20T18:10:34.825589495</dc:date>
    <meta:editing-duration>PT34M29S</meta:editing-duration>
    <meta:editing-cycles>129</meta:editing-cycles>
    <meta:document-statistic meta:table-count="1" meta:cell-count="164" meta:object-count="0"/>
  </office:meta>
</office:document-meta>
</file>